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27cm"/>
    </style:style>
    <style:style style:name="co2" style:family="table-column">
      <style:table-column-properties fo:break-before="auto" style:column-width="4.51cm"/>
    </style:style>
    <style:style style:name="co3" style:family="table-column">
      <style:table-column-properties fo:break-before="auto" style:column-width="2.951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3.25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103"/>
    <style:style style:name="ce2" style:family="table-cell" style:parent-style-name="Default" style:data-style-name="N4"/>
    <style:style style:name="ce3" style:family="table-cell" style:parent-style-name="Default" style:data-style-name="N4">
      <style:text-properties style:font-name="Arial" style:font-name-asian="Droid Sans Fallback" style:font-name-complex="DejaVu Sans Condensed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6" table:number-columns-repeated="4" table:default-cell-style-name="ce2"/>
        <table:table-column table:style-name="co6" table:default-cell-style-name="Default"/>
        <table:table-row table:style-name="ro1">
          <table:table-cell office:value-type="string">
            <text:p>velocità siderale (passi/sec)</text:p>
          </table:table-cell>
          <table:table-cell table:style-name="ce1" office:value-type="float" office:value="919.456">
            <text:p>919,45600</text:p>
          </table:table-cell>
          <table:table-cell table:number-columns-repeated="7"/>
          <table:table-cell table:formula="of:=[.I12]/[.B3]" office:value-type="float" office:value="0.0512023389791736">
            <text:p>0,05</text:p>
          </table:table-cell>
          <table:table-cell table:formula="of:=[.J1]*[.B1]" office:value-type="float" office:value="47.078297788435">
            <text:p>47,0782977884</text:p>
          </table:table-cell>
        </table:table-row>
        <table:table-row table:style-name="ro1">
          <table:table-cell office:value-type="string">
            <text:p>Tempo di rampa (sec)</text:p>
          </table:table-cell>
          <table:table-cell table:style-name="ce1" office:value-type="float" office:value="0.452">
            <text:p>0,45200</text:p>
          </table:table-cell>
          <table:table-cell table:style-name="ce1" table:formula="of:=50000/((220000-200)/2)" office:value-type="float" office:value="0.454959053685168">
            <text:p>0,45496</text:p>
          </table:table-cell>
          <table:table-cell table:number-columns-repeated="8"/>
        </table:table-row>
        <table:table-row table:style-name="ro1">
          <table:table-cell office:value-type="string">
            <text:p>velocità puntamento (passi/sec)</text:p>
          </table:table-cell>
          <table:table-cell table:style-name="ce1" office:value-type="float" office:value="220000">
            <text:p>220.000,00000</text:p>
          </table:table-cell>
          <table:table-cell table:number-columns-repeated="9"/>
        </table:table-row>
        <table:table-row table:style-name="ro2">
          <table:table-cell office:value-type="string">
            <text:p>passi per grado</text:p>
          </table:table-cell>
          <table:table-cell table:style-name="ce1" office:value-type="float" office:value="220088.2">
            <text:p>220.088,20000</text:p>
          </table:table-cell>
          <table:table-cell table:number-columns-repeated="9"/>
        </table:table-row>
        <table:table-row table:style-name="ro2" table:number-rows-repeated="3">
          <table:table-cell table:number-columns-repeated="11"/>
        </table:table-row>
        <table:table-row table:style-name="ro2">
          <table:table-cell/>
          <table:table-cell office:value-type="string">
            <text:p>passi </text:p>
          </table:table-cell>
          <table:table-cell office:value-type="string">
            <text:p>passi corretti</text:p>
          </table:table-cell>
          <table:table-cell office:value-type="string">
            <text:p>correzione</text:p>
          </table:table-cell>
          <table:table-cell office:value-type="string">
            <text:p>tempo velocità max</text:p>
          </table:table-cell>
          <table:table-cell/>
          <table:table-cell office:value-type="string">
            <text:p>passi corretti</text:p>
          </table:table-cell>
          <table:table-cell office:value-type="string">
            <text:p>tempo velocità max</text:p>
          </table:table-cell>
          <table:table-cell office:value-type="string">
            <text:p>correzione</text:p>
          </table:table-cell>
          <table:table-cell office:value-type="string">
            <text:p>correzione (rampa teorica)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formula="of:=[.A9]*[.$B$4]" office:value-type="float" office:value="220088.2">
            <text:p>220.088,20</text:p>
          </table:table-cell>
          <table:table-cell table:formula="of:=[.B9]+[.D9]" office:value-type="float" office:value="219765.102681047">
            <text:p>219.765,10</text:p>
          </table:table-cell>
          <table:table-cell table:formula="of:=(2*[.$B$2]*[.$B$1]+[.E9]*[.$B$1])" office:value-type="float" office:value="-323.097318953484">
            <text:p>-323,10</text:p>
          </table:table-cell>
          <table:table-cell table:formula="of:=([.B9]/([.$B$3]-[.$B$1]))-(5*[.$B$2])" office:value-type="float" office:value="-1.25540052264979">
            <text:p>-1,26</text:p>
          </table:table-cell>
          <table:table-cell/>
          <table:table-cell table:formula="of:=[.B9]-(10*50000)" office:value-type="float" office:value="-279911.8">
            <text:p>-279.911,80</text:p>
          </table:table-cell>
          <table:table-cell table:formula="of:=[.G9]/[.$B$3]" office:value-type="float" office:value="-1.27232636363636">
            <text:p>-1,27</text:p>
          </table:table-cell>
          <table:table-cell table:formula="of:=([.H9]+2*5*[.$B$2])*[.$B$1]" office:value-type="float" office:value="2986.09301099636">
            <text:p>2.986,09</text:p>
          </table:table-cell>
          <table:table-cell table:style-name="ce3" table:formula="of:=([.H9]+2*5*[.$C$2])*[.$B$1]" office:value-type="float" office:value="3013.30020764787">
            <text:p>3.013,30</text:p>
          </table:table-cell>
          <table:table-cell/>
        </table:table-row>
        <table:table-row table:style-name="ro2">
          <table:table-cell/>
          <table:table-cell office:value-type="float" office:value="500000">
            <text:p>500.000,00</text:p>
          </table:table-cell>
          <table:table-cell table:formula="of:=[.B10]+[.D10]" office:value-type="float" office:value="500851.660508838">
            <text:p>500.851,66</text:p>
          </table:table-cell>
          <table:table-cell table:formula="of:=(2*[.$B$2]*[.$B$1]+[.E10]*[.$B$1])" office:value-type="float" office:value="851.660508837924">
            <text:p>851,66</text:p>
          </table:table-cell>
          <table:table-cell table:formula="of:=([.B10]/([.$B$3]-[.$B$1]))-(5*[.$B$2])" office:value-type="float" office:value="0.0222656492947175">
            <text:p>0,02</text:p>
          </table:table-cell>
          <table:table-cell/>
          <table:table-cell table:formula="of:=[.B10]-(10*50000)" office:value-type="float" office:value="0">
            <text:p>0,00</text:p>
          </table:table-cell>
          <table:table-cell table:formula="of:=[.G10]/[.$B$3]" office:value-type="float" office:value="0">
            <text:p>0,00</text:p>
          </table:table-cell>
          <table:table-cell table:formula="of:=([.H10]+2*5*[.$B$2])*[.$B$1]" office:value-type="float" office:value="4155.94112">
            <text:p>4.155,94</text:p>
          </table:table-cell>
          <table:table-cell table:style-name="ce3" table:formula="of:=([.H10]+2*5*[.$C$2])*[.$B$1]" office:value-type="float" office:value="4183.1483166515">
            <text:p>4.183,1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formula="of:=[.A11]*[.$B$4]" office:value-type="float" office:value="1100441">
            <text:p>1.100.441,00</text:p>
          </table:table-cell>
          <table:table-cell table:formula="of:=[.B11]+[.D11]" office:value-type="float" office:value="1103812.64274923">
            <text:p>1.103.812,64</text:p>
          </table:table-cell>
          <table:table-cell table:formula="of:=(2*[.$B$2]*[.$B$1]+[.E11]*[.$B$1])" office:value-type="float" office:value="3371.64274923258">
            <text:p>3.371,64</text:p>
          </table:table-cell>
          <table:table-cell table:formula="of:=([.B11]/([.$B$3]-[.$B$1]))-(5*[.$B$2])" office:value-type="float" office:value="2.76299738675106">
            <text:p>2,76</text:p>
          </table:table-cell>
          <table:table-cell/>
          <table:table-cell table:formula="of:=[.B11]-(10*50000)" office:value-type="float" office:value="600441">
            <text:p>600.441,00</text:p>
          </table:table-cell>
          <table:table-cell table:formula="of:=[.G11]/[.$B$3]" office:value-type="float" office:value="2.72927727272727">
            <text:p>2,73</text:p>
          </table:table-cell>
          <table:table-cell table:formula="of:=([.H11]+2*5*[.$B$2])*[.$B$1]" office:value-type="float" office:value="6665.39148407273">
            <text:p>6.665,39</text:p>
          </table:table-cell>
          <table:table-cell table:style-name="ce3" table:formula="of:=([.H11]+2*5*[.$C$2])*[.$B$1]" office:value-type="float" office:value="6692.59868072423">
            <text:p>6.692,6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formula="of:=[.A12]*[.$B$4]" office:value-type="float" office:value="2200882">
            <text:p>2.200.882,00</text:p>
          </table:table-cell>
          <table:table-cell table:formula="of:=[.B12]+[.D12]" office:value-type="float" office:value="2208872.06783446">
            <text:p>2.208.872,07</text:p>
          </table:table-cell>
          <table:table-cell table:formula="of:=(2*[.$B$2]*[.$B$1]+[.E12]*[.$B$1])" office:value-type="float" office:value="7990.06783446516">
            <text:p>7.990,07</text:p>
          </table:table-cell>
          <table:table-cell table:formula="of:=([.B12]/([.$B$3]-[.$B$1]))-(5*[.$B$2])" office:value-type="float" office:value="7.78599477350211">
            <text:p>7,79</text:p>
          </table:table-cell>
          <table:table-cell/>
          <table:table-cell table:formula="of:=[.B12]-(10*50000)" office:value-type="float" office:value="1700882">
            <text:p>1.700.882,00</text:p>
          </table:table-cell>
          <table:table-cell table:formula="of:=[.G12]/[.$B$3]" office:value-type="float" office:value="7.73128181818182">
            <text:p>7,73</text:p>
          </table:table-cell>
          <table:table-cell table:formula="of:=([.H12]+2*5*[.$B$2])*[.$B$1]" office:value-type="float" office:value="11264.5145754182">
            <text:p>11.264,51</text:p>
          </table:table-cell>
          <table:table-cell table:style-name="ce3" table:formula="of:=([.H12]+2*5*[.$C$2])*[.$B$1]" office:value-type="float" office:value="11291.7217720697">
            <text:p>11.291,72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table:formula="of:=[.A13]*[.$B$4]" office:value-type="float" office:value="3301323">
            <text:p>3.301.323,00</text:p>
          </table:table-cell>
          <table:table-cell table:formula="of:=[.B13]+[.D13]" office:value-type="float" office:value="3313931.4929197">
            <text:p>3.313.931,49</text:p>
          </table:table-cell>
          <table:table-cell table:formula="of:=(2*[.$B$2]*[.$B$1]+[.E13]*[.$B$1])" office:value-type="float" office:value="12608.4929196977">
            <text:p>12.608,49</text:p>
          </table:table-cell>
          <table:table-cell table:formula="of:=([.B13]/([.$B$3]-[.$B$1]))-(5*[.$B$2])" office:value-type="float" office:value="12.8089921602532">
            <text:p>12,81</text:p>
          </table:table-cell>
          <table:table-cell/>
          <table:table-cell table:formula="of:=[.B13]-(10*50000)" office:value-type="float" office:value="2801323">
            <text:p>2.801.323,00</text:p>
          </table:table-cell>
          <table:table-cell table:formula="of:=[.G13]/[.$B$3]" office:value-type="float" office:value="12.7332863636364">
            <text:p>12,73</text:p>
          </table:table-cell>
          <table:table-cell table:formula="of:=([.H13]+2*5*[.$B$2])*[.$B$1]" office:value-type="float" office:value="15863.6376667636">
            <text:p>15.863,64</text:p>
          </table:table-cell>
          <table:table-cell table:style-name="ce3" table:formula="of:=([.H13]+2*5*[.$C$2])*[.$B$1]" office:value-type="float" office:value="15890.8448634151">
            <text:p>15.890,84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table:formula="of:=[.A14]*[.$B$4]" office:value-type="float" office:value="4401764">
            <text:p>4.401.764,00</text:p>
          </table:table-cell>
          <table:table-cell table:formula="of:=[.B14]+[.D14]" office:value-type="float" office:value="4418990.91800493">
            <text:p>4.418.990,92</text:p>
          </table:table-cell>
          <table:table-cell table:formula="of:=(2*[.$B$2]*[.$B$1]+[.E14]*[.$B$1])" office:value-type="float" office:value="17226.9180049303">
            <text:p>17.226,92</text:p>
          </table:table-cell>
          <table:table-cell table:formula="of:=([.B14]/([.$B$3]-[.$B$1]))-(5*[.$B$2])" office:value-type="float" office:value="17.8319895470042">
            <text:p>17,83</text:p>
          </table:table-cell>
          <table:table-cell/>
          <table:table-cell table:formula="of:=[.B14]-(10*50000)" office:value-type="float" office:value="3901764">
            <text:p>3.901.764,00</text:p>
          </table:table-cell>
          <table:table-cell table:formula="of:=[.G14]/[.$B$3]" office:value-type="float" office:value="17.7352909090909">
            <text:p>17,74</text:p>
          </table:table-cell>
          <table:table-cell table:formula="of:=([.H14]+2*5*[.$B$2])*[.$B$1]" office:value-type="float" office:value="20462.7607581091">
            <text:p>20.462,76</text:p>
          </table:table-cell>
          <table:table-cell table:style-name="ce3" table:formula="of:=([.H14]+2*5*[.$C$2])*[.$B$1]" office:value-type="float" office:value="20489.9679547606">
            <text:p>20.489,97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table:formula="of:=[.A15]*[.$B$4]" office:value-type="float" office:value="5502205">
            <text:p>5.502.205,00</text:p>
          </table:table-cell>
          <table:table-cell table:formula="of:=[.B15]+[.D15]" office:value-type="float" office:value="5524050.34309016">
            <text:p>5.524.050,34</text:p>
          </table:table-cell>
          <table:table-cell table:formula="of:=(2*[.$B$2]*[.$B$1]+[.E15]*[.$B$1])" office:value-type="float" office:value="21845.3430901629">
            <text:p>21.845,34</text:p>
          </table:table-cell>
          <table:table-cell table:formula="of:=([.B15]/([.$B$3]-[.$B$1]))-(5*[.$B$2])" office:value-type="float" office:value="22.8549869337553">
            <text:p>22,85</text:p>
          </table:table-cell>
          <table:table-cell/>
          <table:table-cell table:formula="of:=[.B15]-(10*50000)" office:value-type="float" office:value="5002205">
            <text:p>5.002.205,00</text:p>
          </table:table-cell>
          <table:table-cell table:formula="of:=[.G15]/[.$B$3]" office:value-type="float" office:value="22.7372954545455">
            <text:p>22,74</text:p>
          </table:table-cell>
          <table:table-cell table:formula="of:=([.H15]+2*5*[.$B$2])*[.$B$1]" office:value-type="float" office:value="25061.8838494545">
            <text:p>25.061,88</text:p>
          </table:table-cell>
          <table:table-cell table:style-name="ce3" table:formula="of:=([.H15]+2*5*[.$C$2])*[.$B$1]" office:value-type="float" office:value="25089.091046106">
            <text:p>25.089,09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table:formula="of:=[.A16]*[.$B$4]" office:value-type="float" office:value="6602646">
            <text:p>6.602.646,00</text:p>
          </table:table-cell>
          <table:table-cell table:formula="of:=[.B16]+[.D16]" office:value-type="float" office:value="6629109.7681754">
            <text:p>6.629.109,77</text:p>
          </table:table-cell>
          <table:table-cell table:formula="of:=(2*[.$B$2]*[.$B$1]+[.E16]*[.$B$1])" office:value-type="float" office:value="26463.7681753955">
            <text:p>26.463,77</text:p>
          </table:table-cell>
          <table:table-cell table:formula="of:=([.B16]/([.$B$3]-[.$B$1]))-(5*[.$B$2])" office:value-type="float" office:value="27.8779843205063">
            <text:p>27,88</text:p>
          </table:table-cell>
          <table:table-cell/>
          <table:table-cell table:formula="of:=[.B16]-(10*50000)" office:value-type="float" office:value="6102646">
            <text:p>6.102.646,00</text:p>
          </table:table-cell>
          <table:table-cell table:formula="of:=[.G16]/[.$B$3]" office:value-type="float" office:value="27.7393">
            <text:p>27,74</text:p>
          </table:table-cell>
          <table:table-cell table:formula="of:=([.H16]+2*5*[.$B$2])*[.$B$1]" office:value-type="float" office:value="29661.0069408">
            <text:p>29.661,01</text:p>
          </table:table-cell>
          <table:table-cell table:style-name="ce3" table:formula="of:=([.H16]+2*5*[.$C$2])*[.$B$1]" office:value-type="float" office:value="29688.2141374515">
            <text:p>29.688,21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table:formula="of:=[.A17]*[.$B$4]" office:value-type="float" office:value="7703087">
            <text:p>7.703.087,00</text:p>
          </table:table-cell>
          <table:table-cell table:formula="of:=[.B17]+[.D17]" office:value-type="float" office:value="7734169.19326063">
            <text:p>7.734.169,19</text:p>
          </table:table-cell>
          <table:table-cell table:formula="of:=(2*[.$B$2]*[.$B$1]+[.E17]*[.$B$1])" office:value-type="float" office:value="31082.1932606281">
            <text:p>31.082,19</text:p>
          </table:table-cell>
          <table:table-cell table:formula="of:=([.B17]/([.$B$3]-[.$B$1]))-(5*[.$B$2])" office:value-type="float" office:value="32.9009817072574">
            <text:p>32,90</text:p>
          </table:table-cell>
          <table:table-cell/>
          <table:table-cell table:formula="of:=[.B17]-(10*50000)" office:value-type="float" office:value="7203087">
            <text:p>7.203.087,00</text:p>
          </table:table-cell>
          <table:table-cell table:formula="of:=[.G17]/[.$B$3]" office:value-type="float" office:value="32.7413045454545">
            <text:p>32,74</text:p>
          </table:table-cell>
          <table:table-cell table:formula="of:=([.H17]+2*5*[.$B$2])*[.$B$1]" office:value-type="float" office:value="34260.1300321455">
            <text:p>34.260,13</text:p>
          </table:table-cell>
          <table:table-cell table:style-name="ce3" table:formula="of:=([.H17]+2*5*[.$C$2])*[.$B$1]" office:value-type="float" office:value="34287.337228797">
            <text:p>34.287,34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table:formula="of:=[.A18]*[.$B$4]" office:value-type="float" office:value="8803528">
            <text:p>8.803.528,00</text:p>
          </table:table-cell>
          <table:table-cell table:formula="of:=[.B18]+[.D18]" office:value-type="float" office:value="8839228.61834586">
            <text:p>8.839.228,62</text:p>
          </table:table-cell>
          <table:table-cell table:formula="of:=(2*[.$B$2]*[.$B$1]+[.E18]*[.$B$1])" office:value-type="float" office:value="35700.6183458606">
            <text:p>35.700,62</text:p>
          </table:table-cell>
          <table:table-cell table:formula="of:=([.B18]/([.$B$3]-[.$B$1]))-(5*[.$B$2])" office:value-type="float" office:value="37.9239790940085">
            <text:p>37,92</text:p>
          </table:table-cell>
          <table:table-cell/>
          <table:table-cell table:formula="of:=[.B18]-(10*50000)" office:value-type="float" office:value="8303528">
            <text:p>8.303.528,00</text:p>
          </table:table-cell>
          <table:table-cell table:formula="of:=[.G18]/[.$B$3]" office:value-type="float" office:value="37.7433090909091">
            <text:p>37,74</text:p>
          </table:table-cell>
          <table:table-cell table:formula="of:=([.H18]+2*5*[.$B$2])*[.$B$1]" office:value-type="float" office:value="38859.2531234909">
            <text:p>38.859,25</text:p>
          </table:table-cell>
          <table:table-cell table:style-name="ce3" table:formula="of:=([.H18]+2*5*[.$C$2])*[.$B$1]" office:value-type="float" office:value="38886.4603201424">
            <text:p>38.886,46</text:p>
          </table:table-cell>
          <table:table-cell/>
        </table:table-row>
        <table:table-row table:style-name="ro2" table:number-rows-repeated="1048557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Foglio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number-style style:name="N103">
      <number:number number:decimal-places="5" number:min-integer-digits="1" number:grouping="true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28/12/2015</text:date>, <text:time>14.30.0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similiano Masserelli</meta:initial-creator>
    <meta:creation-date>2015-12-28T11:11:30</meta:creation-date>
    <dc:date>2015-12-28T14:30:06</dc:date>
    <dc:creator>Massimiliano Masserelli</dc:creator>
    <meta:editing-duration>PT2H32M56S</meta:editing-duration>
    <meta:editing-cycles>3</meta:editing-cycles>
    <meta:generator>OpenOffice/4.1.2$Unix OpenOffice.org_project/412m3$Build-9782</meta:generator>
    <meta:document-statistic meta:table-count="3" meta:cell-count="108" meta:object-count="0"/>
  </office:meta>
</office:document-meta>
</file>